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your_checkbox" form:control-implementation="ooo:com.sun.star.form.component.CheckBox" form:id="control1" form:label="Please Check Thi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as-char" draw:z-index="0" draw:style-name="gr1" draw:text-style-name="P1" svg:width="3.763cm" svg:height="0.9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4T10:54:30</meta:creation-date>
    <meta:generator>OpenOffice.org/3.1$Linux OpenOffice.org_project/310m19$Build-9420</meta:generator>
    <dc:date>2009-12-04T11:38:09</dc:date>
    <meta:editing-duration>PT00H43M40S</meta:editing-duration>
    <meta:editing-cycles>2</meta:editing-cycles>
    <meta:document-statistic meta:table-count="0" meta:image-count="0" meta:object-count="0" meta:page-count="1" meta:paragraph-count="1" meta:word-count="0" meta:character-count="1"/>
  </office:meta>
</office:document-meta>
</file>